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11-1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09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08-1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07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06-1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05-1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04-2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03-1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02-1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5-01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12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11-0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10-0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09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08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07-1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06-0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05-0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04-2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03-1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02-0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4-01-1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12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11-2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10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09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08-1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07-1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06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05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04-1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03-2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02-0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3-01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12-0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11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10-1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9-0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8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7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6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5-0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4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3-2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2-2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1-1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2-01-1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12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12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11-1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10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09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08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06-0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05-1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04-1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03-1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02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1-01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12-0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11-1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10-1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09-0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08-0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07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06-1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05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04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03-0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02-1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20-01-0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12-1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11-2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10-2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09-2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08-1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07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06-0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05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04-1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03-0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02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9-01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12-1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11-0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10-1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09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08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07-1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06-1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05-1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04-1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03-1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02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8-01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12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11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10-1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09-1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08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07-1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06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05-1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04-0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03-1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02-0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7-01-0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12-0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11-1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11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10-0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09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08-0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07-1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06-1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05-0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04-0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03-0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02-0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6-01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12-0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11-0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10-0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09-0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08-0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07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06-0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05-0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04-0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03-0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02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5-01-0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12-1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11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10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09-1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08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07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06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05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04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03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02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4-01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12-1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11-1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10-2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09-1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08-2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07-3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06-2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05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04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03-1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02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3-01-0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12-1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11-2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10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9-1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8-0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7-0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6-2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5-1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4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4-0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3-1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2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2-01-0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12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11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10-1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09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08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07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06-0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05-0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04-1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03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02-0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1-01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12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11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10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09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08-0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07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06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05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04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03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02-0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10-01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12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11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10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09-0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08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07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06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05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04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03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02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9-01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12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11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10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09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08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07-0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06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05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04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03-0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02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8-01-0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12-1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11-0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10-0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8-0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7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6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5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4-0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3-0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2-0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1-1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7-01-0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12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11-0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10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09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08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07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06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05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04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03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02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6-01-0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12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11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10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09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08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07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06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05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04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03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02-0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5-01-0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12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1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10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09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08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07-1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06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05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04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03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02-0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4-01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12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11-0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10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09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08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07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06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05-0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04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03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02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3-01-0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12-0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11-0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10-0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09-0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08-0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07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06-0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05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04-0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03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02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2-01-0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12-0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11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10-0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09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08-0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07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06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05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04-0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03-0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0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1-01-0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0-12-01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0-11-0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0-10-0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0-09-2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2000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3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30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744" calcext:value-type="float">
            <text:p>-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2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9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046157531401</text:p>
          </table:table-cell>
          <table:table-cell office:value-type="string" calcext:value-type="string">
            <text:p>3-2053-10 Ft. Shafter MW, (W146), Oahu, HI</text:p>
          </table:table-cell>
          <table:table-cell office:value-type="string" calcext:value-type="string">
            <text:p>191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58" meta:object-count="0"/>
    <meta:user-defined meta:name="AppVersion">3.0</meta:user-defined>
  </office:meta>
</office:document-meta>
</file>